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8291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f6f9d4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transparent"/>
      <style:text-properties style:font-name="Liberation Serif" style:font-name-asian="DejaVu Sans" style:font-name-complex="Noto Sans Arabic UI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H1ASCI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Default" office:value-type="string" calcext:value-type="string">
            <text:p>Time [s]</text:p>
          </table:table-cell>
          <table:table-cell table:style-name="ce3" office:value-type="string" calcext:value-type="string">
            <text:p>Value ASCI</text:p>
          </table:table-cell>
          <table:table-cell table:style-name="ce3" office:value-type="string" calcext:value-type="string">
            <text:p>HEX</text:p>
          </table:table-cell>
          <table:table-cell/>
        </table:table-row>
        <table:table-row table:style-name="ro1">
          <table:table-cell table:style-name="ce1" office:value-type="float" office:value="3.5248592" calcext:value-type="float">
            <text:p>3.5248592</text:p>
          </table:table-cell>
          <table:table-cell table:style-name="ce4" office:value-type="string" calcext:value-type="string">
            <text:p>\x15</text:p>
          </table:table-cell>
          <table:table-cell table:style-name="ce4" office:value-type="string" calcext:value-type="string">
            <text:p>0x15</text:p>
          </table:table-cell>
          <table:table-cell table:style-name="ce6" office:value-type="string" calcext:value-type="string">
            <text:p>NAK</text:p>
          </table:table-cell>
        </table:table-row>
        <table:table-row table:style-name="ro1">
          <table:table-cell office:value-type="float" office:value="3.52712656" calcext:value-type="float">
            <text:p>3.52712656</text:p>
          </table:table-cell>
          <table:table-cell office:value-type="string" calcext:value-type="string">
            <text:p>\x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SOH</text:p>
          </table:table-cell>
        </table:table-row>
        <table:table-row table:style-name="ro1">
          <table:table-cell office:value-type="float" office:value="3.52721312" calcext:value-type="float">
            <text:p>3.52721312</text:p>
          </table:table-cell>
          <table:table-cell office:value-type="string" calcext:value-type="string">
            <text:p>\x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float" office:value="3.52729968" calcext:value-type="float">
            <text:p>3.52729968</text:p>
          </table:table-cell>
          <table:table-cell office:value-type="string" calcext:value-type="string">
            <text:p>\xFE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~Block</text:p>
          </table:table-cell>
        </table:table-row>
        <table:table-row table:style-name="ro1">
          <table:table-cell office:value-type="float" office:value="3.5273864" calcext:value-type="float">
            <text:p>3.52738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747296" calcext:value-type="float">
            <text:p>3.5274729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755952" calcext:value-type="float">
            <text:p>3.527559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764608" calcext:value-type="float">
            <text:p>3.527646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77328" calcext:value-type="float">
            <text:p>3.52773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781936" calcext:value-type="float">
            <text:p>3.527819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790592" calcext:value-type="float">
            <text:p>3.527905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799248" calcext:value-type="float">
            <text:p>3.527992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80792" calcext:value-type="float">
            <text:p>3.52807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816592" calcext:value-type="float">
            <text:p>3.5281659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825264" calcext:value-type="float">
            <text:p>3.528252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833936" calcext:value-type="float">
            <text:p>3.528339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842592" calcext:value-type="float">
            <text:p>3.528425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851264" calcext:value-type="float">
            <text:p>3.5285126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85992" calcext:value-type="float">
            <text:p>3.52859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868592" calcext:value-type="float">
            <text:p>3.5286859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877264" calcext:value-type="float">
            <text:p>3.5287726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885936" calcext:value-type="float">
            <text:p>3.528859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894592" calcext:value-type="float">
            <text:p>3.528945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903248" calcext:value-type="float">
            <text:p>3.529032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911904" calcext:value-type="float">
            <text:p>3.529119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92056" calcext:value-type="float">
            <text:p>3.52920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929216" calcext:value-type="float">
            <text:p>3.52929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937872" calcext:value-type="float">
            <text:p>3.52937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946528" calcext:value-type="float">
            <text:p>3.529465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955184" calcext:value-type="float">
            <text:p>3.529551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96384" calcext:value-type="float">
            <text:p>3.5296384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972512" calcext:value-type="float">
            <text:p>3.529725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981168" calcext:value-type="float">
            <text:p>3.529811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98984" calcext:value-type="float">
            <text:p>3.529898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2998512" calcext:value-type="float">
            <text:p>3.529985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007168" calcext:value-type="float">
            <text:p>3.530071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01584" calcext:value-type="float">
            <text:p>3.53015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024496" calcext:value-type="float">
            <text:p>3.530244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033168" calcext:value-type="float">
            <text:p>3.530331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041824" calcext:value-type="float">
            <text:p>3.530418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05048" calcext:value-type="float">
            <text:p>3.53050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059152" calcext:value-type="float">
            <text:p>3.5305915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067824" calcext:value-type="float">
            <text:p>3.530678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07648" calcext:value-type="float">
            <text:p>3.53076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085152" calcext:value-type="float">
            <text:p>3.53085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09384" calcext:value-type="float">
            <text:p>3.53093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102512" calcext:value-type="float">
            <text:p>3.531025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111184" calcext:value-type="float">
            <text:p>3.5311118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119856" calcext:value-type="float">
            <text:p>3.531198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128528" calcext:value-type="float">
            <text:p>3.531285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137184" calcext:value-type="float">
            <text:p>3.531371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145856" calcext:value-type="float">
            <text:p>3.531458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154528" calcext:value-type="float">
            <text:p>3.531545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1632" calcext:value-type="float">
            <text:p>3.5316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171872" calcext:value-type="float">
            <text:p>3.531718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180544" calcext:value-type="float">
            <text:p>3.531805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1892" calcext:value-type="float">
            <text:p>3.5318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197856" calcext:value-type="float">
            <text:p>3.531978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206528" calcext:value-type="float">
            <text:p>3.532065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215184" calcext:value-type="float">
            <text:p>3.532151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22384" calcext:value-type="float">
            <text:p>3.53223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232512" calcext:value-type="float">
            <text:p>3.532325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241184" calcext:value-type="float">
            <text:p>3.532411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249856" calcext:value-type="float">
            <text:p>3.532498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258512" calcext:value-type="float">
            <text:p>3.532585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267184" calcext:value-type="float">
            <text:p>3.532671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275856" calcext:value-type="float">
            <text:p>3.532758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284528" calcext:value-type="float">
            <text:p>3.532845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293184" calcext:value-type="float">
            <text:p>3.532931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301856" calcext:value-type="float">
            <text:p>3.533018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310528" calcext:value-type="float">
            <text:p>3.5331052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3192" calcext:value-type="float">
            <text:p>3.5331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327856" calcext:value-type="float">
            <text:p>3.533278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336528" calcext:value-type="float">
            <text:p>3.533365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3452" calcext:value-type="float">
            <text:p>3.5334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353872" calcext:value-type="float">
            <text:p>3.533538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362528" calcext:value-type="float">
            <text:p>3.533625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3712" calcext:value-type="float">
            <text:p>3.5337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379872" calcext:value-type="float">
            <text:p>3.53379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388544" calcext:value-type="float">
            <text:p>3.5338854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397216" calcext:value-type="float">
            <text:p>3.533972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405872" calcext:value-type="float">
            <text:p>3.534058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414544" calcext:value-type="float">
            <text:p>3.5341454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423216" calcext:value-type="float">
            <text:p>3.53423216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431888" calcext:value-type="float">
            <text:p>3.534318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44056" calcext:value-type="float">
            <text:p>3.53440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449232" calcext:value-type="float">
            <text:p>3.534492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457904" calcext:value-type="float">
            <text:p>3.534579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46656" calcext:value-type="float">
            <text:p>3.53466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475232" calcext:value-type="float">
            <text:p>3.534752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483904" calcext:value-type="float">
            <text:p>3.534839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492576" calcext:value-type="float">
            <text:p>3.5349257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501232" calcext:value-type="float">
            <text:p>3.535012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509904" calcext:value-type="float">
            <text:p>3.535099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518576" calcext:value-type="float">
            <text:p>3.5351857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527248" calcext:value-type="float">
            <text:p>3.5352724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53592" calcext:value-type="float">
            <text:p>3.53535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544592" calcext:value-type="float">
            <text:p>3.535445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553248" calcext:value-type="float">
            <text:p>3.535532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56192" calcext:value-type="float">
            <text:p>3.53561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570592" calcext:value-type="float">
            <text:p>3.535705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579264" calcext:value-type="float">
            <text:p>3.5357926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58792" calcext:value-type="float">
            <text:p>3.53587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596576" calcext:value-type="float">
            <text:p>3.5359657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605248" calcext:value-type="float">
            <text:p>3.536052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613904" calcext:value-type="float">
            <text:p>3.536139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622576" calcext:value-type="float">
            <text:p>3.536225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631232" calcext:value-type="float">
            <text:p>3.536312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639888" calcext:value-type="float">
            <text:p>3.536398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64856" calcext:value-type="float">
            <text:p>3.536485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657232" calcext:value-type="float">
            <text:p>3.53657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665904" calcext:value-type="float">
            <text:p>3.5366590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67456" calcext:value-type="float">
            <text:p>3.53674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683248" calcext:value-type="float">
            <text:p>3.536832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691904" calcext:value-type="float">
            <text:p>3.536919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70056" calcext:value-type="float">
            <text:p>3.53700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709216" calcext:value-type="float">
            <text:p>3.537092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717856" calcext:value-type="float">
            <text:p>3.5371785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726496" calcext:value-type="float">
            <text:p>3.537264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735152" calcext:value-type="float">
            <text:p>3.53735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743792" calcext:value-type="float">
            <text:p>3.537437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752448" calcext:value-type="float">
            <text:p>3.53752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761088" calcext:value-type="float">
            <text:p>3.537610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769744" calcext:value-type="float">
            <text:p>3.537697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7784" calcext:value-type="float">
            <text:p>3.53778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787056" calcext:value-type="float">
            <text:p>3.5378705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795712" calcext:value-type="float">
            <text:p>3.537957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804352" calcext:value-type="float">
            <text:p>3.538043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813008" calcext:value-type="float">
            <text:p>3.538130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821648" calcext:value-type="float">
            <text:p>3.5382164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830304" calcext:value-type="float">
            <text:p>3.538303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838944" calcext:value-type="float">
            <text:p>3.5383894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3847584" calcext:value-type="float">
            <text:p>3.53847584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0x7B</text:p>
          </table:table-cell>
          <table:table-cell table:style-name="ce7" office:value-type="string" calcext:value-type="string">
            <text:p>CRC</text:p>
          </table:table-cell>
        </table:table-row>
        <table:table-row table:style-name="ro1">
          <table:table-cell table:style-name="ce1" office:value-type="float" office:value="3.53911664" calcext:value-type="float">
            <text:p>3.53911664</text:p>
          </table:table-cell>
          <table:table-cell table:style-name="ce4" office:value-type="string" calcext:value-type="string">
            <text:p>\x06</text:p>
          </table:table-cell>
          <table:table-cell table:style-name="ce4" office:value-type="string" calcext:value-type="string">
            <text:p>0x06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3.54311008" calcext:value-type="float">
            <text:p>3.54311008</text:p>
          </table:table-cell>
          <table:table-cell office:value-type="string" calcext:value-type="string">
            <text:p>\x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SOH</text:p>
          </table:table-cell>
        </table:table-row>
        <table:table-row table:style-name="ro1">
          <table:table-cell office:value-type="float" office:value="3.5431968" calcext:value-type="float">
            <text:p>3.5431968</text:p>
          </table:table-cell>
          <table:table-cell office:value-type="string" calcext:value-type="string">
            <text:p>\x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float" office:value="3.54328336" calcext:value-type="float">
            <text:p>3.54328336</text:p>
          </table:table-cell>
          <table:table-cell office:value-type="string" calcext:value-type="string">
            <text:p>\xF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~Block</text:p>
          </table:table-cell>
        </table:table-row>
        <table:table-row table:style-name="ro1">
          <table:table-cell office:value-type="float" office:value="3.54337008" calcext:value-type="float">
            <text:p>3.543370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345696" calcext:value-type="float">
            <text:p>3.543456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354352" calcext:value-type="float">
            <text:p>3.5435435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363024" calcext:value-type="float">
            <text:p>3.54363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371696" calcext:value-type="float">
            <text:p>3.543716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380352" calcext:value-type="float">
            <text:p>3.543803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389024" calcext:value-type="float">
            <text:p>3.543890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39768" calcext:value-type="float">
            <text:p>3.54397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406352" calcext:value-type="float">
            <text:p>3.544063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415008" calcext:value-type="float">
            <text:p>3.544150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42368" calcext:value-type="float">
            <text:p>3.54423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432336" calcext:value-type="float">
            <text:p>3.544323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440992" calcext:value-type="float">
            <text:p>3.5444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449664" calcext:value-type="float">
            <text:p>3.5444966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45832" calcext:value-type="float">
            <text:p>3.544583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466976" calcext:value-type="float">
            <text:p>3.5446697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475648" calcext:value-type="float">
            <text:p>3.544756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48432" calcext:value-type="float">
            <text:p>3.54484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492976" calcext:value-type="float">
            <text:p>3.544929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501664" calcext:value-type="float">
            <text:p>3.54501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51032" calcext:value-type="float">
            <text:p>3.5451032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518992" calcext:value-type="float">
            <text:p>3.545189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527664" calcext:value-type="float">
            <text:p>3.5452766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536336" calcext:value-type="float">
            <text:p>3.5453633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545008" calcext:value-type="float">
            <text:p>3.545450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55368" calcext:value-type="float">
            <text:p>3.54553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562336" calcext:value-type="float">
            <text:p>3.545623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570992" calcext:value-type="float">
            <text:p>3.54570992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579648" calcext:value-type="float">
            <text:p>3.545796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588304" calcext:value-type="float">
            <text:p>3.5458830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59696" calcext:value-type="float">
            <text:p>3.545969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605616" calcext:value-type="float">
            <text:p>3.546056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614288" calcext:value-type="float">
            <text:p>3.546142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622944" calcext:value-type="float">
            <text:p>3.5462294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6316" calcext:value-type="float">
            <text:p>3.5463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640272" calcext:value-type="float">
            <text:p>3.546402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648928" calcext:value-type="float">
            <text:p>3.546489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657584" calcext:value-type="float">
            <text:p>3.546575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666256" calcext:value-type="float">
            <text:p>3.546662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674928" calcext:value-type="float">
            <text:p>3.546749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683584" calcext:value-type="float">
            <text:p>3.546835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692256" calcext:value-type="float">
            <text:p>3.546922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700912" calcext:value-type="float">
            <text:p>3.547009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709584" calcext:value-type="float">
            <text:p>3.547095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718256" calcext:value-type="float">
            <text:p>3.547182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726928" calcext:value-type="float">
            <text:p>3.547269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735584" calcext:value-type="float">
            <text:p>3.5473558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744256" calcext:value-type="float">
            <text:p>3.547442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752928" calcext:value-type="float">
            <text:p>3.547529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761584" calcext:value-type="float">
            <text:p>3.5476158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770256" calcext:value-type="float">
            <text:p>3.547702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778928" calcext:value-type="float">
            <text:p>3.547789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787584" calcext:value-type="float">
            <text:p>3.547875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796256" calcext:value-type="float">
            <text:p>3.547962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804912" calcext:value-type="float">
            <text:p>3.548049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813584" calcext:value-type="float">
            <text:p>3.5481358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82224" calcext:value-type="float">
            <text:p>3.54822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830912" calcext:value-type="float">
            <text:p>3.548309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839584" calcext:value-type="float">
            <text:p>3.548395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84824" calcext:value-type="float">
            <text:p>3.54848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856912" calcext:value-type="float">
            <text:p>3.548569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865568" calcext:value-type="float">
            <text:p>3.548655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87424" calcext:value-type="float">
            <text:p>3.54874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882912" calcext:value-type="float">
            <text:p>3.548829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891568" calcext:value-type="float">
            <text:p>3.548915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900224" calcext:value-type="float">
            <text:p>3.549002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90888" calcext:value-type="float">
            <text:p>3.54908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917536" calcext:value-type="float">
            <text:p>3.549175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926192" calcext:value-type="float">
            <text:p>3.549261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934832" calcext:value-type="float">
            <text:p>3.549348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943488" calcext:value-type="float">
            <text:p>3.5494348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952144" calcext:value-type="float">
            <text:p>3.549521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960784" calcext:value-type="float">
            <text:p>3.549607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96944" calcext:value-type="float">
            <text:p>3.54969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978096" calcext:value-type="float">
            <text:p>3.5497809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986752" calcext:value-type="float">
            <text:p>3.5498675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4995392" calcext:value-type="float">
            <text:p>3.5499539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004048" calcext:value-type="float">
            <text:p>3.5500404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012688" calcext:value-type="float">
            <text:p>3.550126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021344" calcext:value-type="float">
            <text:p>3.5502134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029984" calcext:value-type="float">
            <text:p>3.550299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038624" calcext:value-type="float">
            <text:p>3.550386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04728" calcext:value-type="float">
            <text:p>3.55047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05592" calcext:value-type="float">
            <text:p>3.55055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064576" calcext:value-type="float">
            <text:p>3.5506457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073232" calcext:value-type="float">
            <text:p>3.550732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081888" calcext:value-type="float">
            <text:p>3.550818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09056" calcext:value-type="float">
            <text:p>3.55090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099216" calcext:value-type="float">
            <text:p>3.550992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107872" calcext:value-type="float">
            <text:p>3.55107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116528" calcext:value-type="float">
            <text:p>3.55116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125184" calcext:value-type="float">
            <text:p>3.5512518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13384" calcext:value-type="float">
            <text:p>3.55133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14248" calcext:value-type="float">
            <text:p>3.551424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151136" calcext:value-type="float">
            <text:p>3.551511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159776" calcext:value-type="float">
            <text:p>3.551597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168416" calcext:value-type="float">
            <text:p>3.551684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177072" calcext:value-type="float">
            <text:p>3.551770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185696" calcext:value-type="float">
            <text:p>3.5518569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194336" calcext:value-type="float">
            <text:p>3.551943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202976" calcext:value-type="float">
            <text:p>3.5520297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211616" calcext:value-type="float">
            <text:p>3.552116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220256" calcext:value-type="float">
            <text:p>3.552202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228896" calcext:value-type="float">
            <text:p>3.552288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237536" calcext:value-type="float">
            <text:p>3.552375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246176" calcext:value-type="float">
            <text:p>3.5524617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254816" calcext:value-type="float">
            <text:p>3.55254816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26344" calcext:value-type="float">
            <text:p>3.55263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272096" calcext:value-type="float">
            <text:p>3.5527209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280752" calcext:value-type="float">
            <text:p>3.5528075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289408" calcext:value-type="float">
            <text:p>3.552894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29808" calcext:value-type="float">
            <text:p>3.55298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306736" calcext:value-type="float">
            <text:p>3.553067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315376" calcext:value-type="float">
            <text:p>3.5531537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324016" calcext:value-type="float">
            <text:p>3.553240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332656" calcext:value-type="float">
            <text:p>3.553326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341312" calcext:value-type="float">
            <text:p>3.553413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349952" calcext:value-type="float">
            <text:p>3.5534995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358592" calcext:value-type="float">
            <text:p>3.5535859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367248" calcext:value-type="float">
            <text:p>3.5536724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375888" calcext:value-type="float">
            <text:p>3.5537588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384528" calcext:value-type="float">
            <text:p>3.553845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393168" calcext:value-type="float">
            <text:p>3.553931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401824" calcext:value-type="float">
            <text:p>3.554018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41048" calcext:value-type="float">
            <text:p>3.554104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419136" calcext:value-type="float">
            <text:p>3.554191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427792" calcext:value-type="float">
            <text:p>3.5542779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436448" calcext:value-type="float">
            <text:p>3.554364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445088" calcext:value-type="float">
            <text:p>3.55445088</text:p>
          </table:table-cell>
          <table:table-cell office:value-type="string" calcext:value-type="string">
            <text:p>\x0F</text:p>
          </table:table-cell>
          <table:table-cell office:value-type="string" calcext:value-type="string">
            <text:p>0x0F</text:p>
          </table:table-cell>
          <table:table-cell table:style-name="ce7" office:value-type="string" calcext:value-type="string">
            <text:p>CRC</text:p>
          </table:table-cell>
        </table:table-row>
        <table:table-row table:style-name="ro1">
          <table:table-cell table:style-name="ce1" office:value-type="float" office:value="3.55489616" calcext:value-type="float">
            <text:p>3.55489616</text:p>
          </table:table-cell>
          <table:table-cell table:style-name="ce4" office:value-type="string" calcext:value-type="string">
            <text:p>\x06</text:p>
          </table:table-cell>
          <table:table-cell table:style-name="ce4" office:value-type="string" calcext:value-type="string">
            <text:p>0x06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3.55934416" calcext:value-type="float">
            <text:p>3.55934416</text:p>
          </table:table-cell>
          <table:table-cell office:value-type="string" calcext:value-type="string">
            <text:p>\x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SOH</text:p>
          </table:table-cell>
        </table:table-row>
        <table:table-row table:style-name="ro1">
          <table:table-cell office:value-type="float" office:value="3.55943088" calcext:value-type="float">
            <text:p>3.55943088</text:p>
          </table:table-cell>
          <table:table-cell office:value-type="string" calcext:value-type="string">
            <text:p>\x0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float" office:value="3.55951744" calcext:value-type="float">
            <text:p>3.55951744</text:p>
          </table:table-cell>
          <table:table-cell office:value-type="string" calcext:value-type="string">
            <text:p>\xFC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~Block</text:p>
          </table:table-cell>
        </table:table-row>
        <table:table-row table:style-name="ro1">
          <table:table-cell office:value-type="float" office:value="3.55960416" calcext:value-type="float">
            <text:p>3.559604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969072" calcext:value-type="float">
            <text:p>3.559690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977744" calcext:value-type="float">
            <text:p>3.559777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986416" calcext:value-type="float">
            <text:p>3.559864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5995072" calcext:value-type="float">
            <text:p>3.559950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003728" calcext:value-type="float">
            <text:p>3.560037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0124" calcext:value-type="float">
            <text:p>3.56012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021072" calcext:value-type="float">
            <text:p>3.560210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029728" calcext:value-type="float">
            <text:p>3.560297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0384" calcext:value-type="float">
            <text:p>3.56038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047056" calcext:value-type="float">
            <text:p>3.560470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055728" calcext:value-type="float">
            <text:p>3.560557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0644" calcext:value-type="float">
            <text:p>3.5606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073056" calcext:value-type="float">
            <text:p>3.560730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081728" calcext:value-type="float">
            <text:p>3.560817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090384" calcext:value-type="float">
            <text:p>3.560903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099056" calcext:value-type="float">
            <text:p>3.560990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107712" calcext:value-type="float">
            <text:p>3.561077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116368" calcext:value-type="float">
            <text:p>3.5611636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12504" calcext:value-type="float">
            <text:p>3.56125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133696" calcext:value-type="float">
            <text:p>3.561336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142352" calcext:value-type="float">
            <text:p>3.5614235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151024" calcext:value-type="float">
            <text:p>3.5615102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15968" calcext:value-type="float">
            <text:p>3.56159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168336" calcext:value-type="float">
            <text:p>3.5616833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177008" calcext:value-type="float">
            <text:p>3.5617700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185664" calcext:value-type="float">
            <text:p>3.56185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19432" calcext:value-type="float">
            <text:p>3.56194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202976" calcext:value-type="float">
            <text:p>3.562029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211632" calcext:value-type="float">
            <text:p>3.562116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220288" calcext:value-type="float">
            <text:p>3.562202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22896" calcext:value-type="float">
            <text:p>3.56228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237632" calcext:value-type="float">
            <text:p>3.562376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246304" calcext:value-type="float">
            <text:p>3.562463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25496" calcext:value-type="float">
            <text:p>3.562549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263616" calcext:value-type="float">
            <text:p>3.562636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272288" calcext:value-type="float">
            <text:p>3.562722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280944" calcext:value-type="float">
            <text:p>3.562809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2896" calcext:value-type="float">
            <text:p>3.56289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298272" calcext:value-type="float">
            <text:p>3.562982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306944" calcext:value-type="float">
            <text:p>3.563069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315616" calcext:value-type="float">
            <text:p>3.563156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324288" calcext:value-type="float">
            <text:p>3.563242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33296" calcext:value-type="float">
            <text:p>3.563329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341616" calcext:value-type="float">
            <text:p>3.563416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350288" calcext:value-type="float">
            <text:p>3.563502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358944" calcext:value-type="float">
            <text:p>3.5635894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367616" calcext:value-type="float">
            <text:p>3.56367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376288" calcext:value-type="float">
            <text:p>3.563762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384928" calcext:value-type="float">
            <text:p>3.563849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393568" calcext:value-type="float">
            <text:p>3.5639356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402224" calcext:value-type="float">
            <text:p>3.564022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41088" calcext:value-type="float">
            <text:p>3.564108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419536" calcext:value-type="float">
            <text:p>3.5641953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428192" calcext:value-type="float">
            <text:p>3.564281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436848" calcext:value-type="float">
            <text:p>3.564368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445504" calcext:value-type="float">
            <text:p>3.564455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45416" calcext:value-type="float">
            <text:p>3.56454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462832" calcext:value-type="float">
            <text:p>3.564628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471488" calcext:value-type="float">
            <text:p>3.56471488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480144" calcext:value-type="float">
            <text:p>3.564801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488816" calcext:value-type="float">
            <text:p>3.564888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497488" calcext:value-type="float">
            <text:p>3.564974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50616" calcext:value-type="float">
            <text:p>3.56506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514832" calcext:value-type="float">
            <text:p>3.565148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52352" calcext:value-type="float">
            <text:p>3.56523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532208" calcext:value-type="float">
            <text:p>3.565322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540896" calcext:value-type="float">
            <text:p>3.565408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549584" calcext:value-type="float">
            <text:p>3.5654958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558272" calcext:value-type="float">
            <text:p>3.565582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566944" calcext:value-type="float">
            <text:p>3.565669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575616" calcext:value-type="float">
            <text:p>3.565756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584288" calcext:value-type="float">
            <text:p>3.565842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592944" calcext:value-type="float">
            <text:p>3.5659294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601616" calcext:value-type="float">
            <text:p>3.566016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610272" calcext:value-type="float">
            <text:p>3.566102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618944" calcext:value-type="float">
            <text:p>3.566189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6276" calcext:value-type="float">
            <text:p>3.5662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636256" calcext:value-type="float">
            <text:p>3.566362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644928" calcext:value-type="float">
            <text:p>3.5664492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653584" calcext:value-type="float">
            <text:p>3.566535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66224" calcext:value-type="float">
            <text:p>3.56662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670912" calcext:value-type="float">
            <text:p>3.566709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679568" calcext:value-type="float">
            <text:p>3.566795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688224" calcext:value-type="float">
            <text:p>3.566882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69688" calcext:value-type="float">
            <text:p>3.56696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705536" calcext:value-type="float">
            <text:p>3.567055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714192" calcext:value-type="float">
            <text:p>3.5671419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722832" calcext:value-type="float">
            <text:p>3.567228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731488" calcext:value-type="float">
            <text:p>3.567314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740128" calcext:value-type="float">
            <text:p>3.5674012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748768" calcext:value-type="float">
            <text:p>3.567487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757424" calcext:value-type="float">
            <text:p>3.567574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766064" calcext:value-type="float">
            <text:p>3.567660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774704" calcext:value-type="float">
            <text:p>3.567747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78336" calcext:value-type="float">
            <text:p>3.56783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792016" calcext:value-type="float">
            <text:p>3.567920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800656" calcext:value-type="float">
            <text:p>3.568006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809312" calcext:value-type="float">
            <text:p>3.568093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817968" calcext:value-type="float">
            <text:p>3.568179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826624" calcext:value-type="float">
            <text:p>3.568266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83528" calcext:value-type="float">
            <text:p>3.56835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84392" calcext:value-type="float">
            <text:p>3.56843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852576" calcext:value-type="float">
            <text:p>3.568525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861232" calcext:value-type="float">
            <text:p>3.568612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869888" calcext:value-type="float">
            <text:p>3.568698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878528" calcext:value-type="float">
            <text:p>3.568785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887184" calcext:value-type="float">
            <text:p>3.568871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89584" calcext:value-type="float">
            <text:p>3.568958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904496" calcext:value-type="float">
            <text:p>3.5690449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913136" calcext:value-type="float">
            <text:p>3.569131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921792" calcext:value-type="float">
            <text:p>3.569217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930448" calcext:value-type="float">
            <text:p>3.56930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939104" calcext:value-type="float">
            <text:p>3.569391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947776" calcext:value-type="float">
            <text:p>3.569477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956432" calcext:value-type="float">
            <text:p>3.569564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965104" calcext:value-type="float">
            <text:p>3.569651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97376" calcext:value-type="float">
            <text:p>3.56973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982432" calcext:value-type="float">
            <text:p>3.5698243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991088" calcext:value-type="float">
            <text:p>3.569910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6999744" calcext:value-type="float">
            <text:p>3.5699974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008416" calcext:value-type="float">
            <text:p>3.570084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017072" calcext:value-type="float">
            <text:p>3.570170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025728" calcext:value-type="float">
            <text:p>3.570257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034384" calcext:value-type="float">
            <text:p>3.570343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04304" calcext:value-type="float">
            <text:p>3.57043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051696" calcext:value-type="float">
            <text:p>3.570516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060352" calcext:value-type="float">
            <text:p>3.570603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068992" calcext:value-type="float">
            <text:p>3.57068992</text:p>
          </table:table-cell>
          <table:table-cell office:value-type="string" calcext:value-type="string">
            <text:p>\xD9</text:p>
          </table:table-cell>
          <table:table-cell office:value-type="string" calcext:value-type="string">
            <text:p>0xD9</text:p>
          </table:table-cell>
          <table:table-cell table:style-name="ce7" office:value-type="string" calcext:value-type="string">
            <text:p>CRC</text:p>
          </table:table-cell>
        </table:table-row>
        <table:table-row table:style-name="ro1">
          <table:table-cell table:style-name="ce1" office:value-type="float" office:value="3.57131456" calcext:value-type="float">
            <text:p>3.57131456</text:p>
          </table:table-cell>
          <table:table-cell table:style-name="ce4" office:value-type="string" calcext:value-type="string">
            <text:p>\x06</text:p>
          </table:table-cell>
          <table:table-cell table:style-name="ce4" office:value-type="string" calcext:value-type="string">
            <text:p>0x06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3.57527888" calcext:value-type="float">
            <text:p>3.57527888</text:p>
          </table:table-cell>
          <table:table-cell office:value-type="string" calcext:value-type="string">
            <text:p>\x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SOH</text:p>
          </table:table-cell>
        </table:table-row>
        <table:table-row table:style-name="ro1">
          <table:table-cell office:value-type="float" office:value="3.5753656" calcext:value-type="float">
            <text:p>3.5753656</text:p>
          </table:table-cell>
          <table:table-cell office:value-type="string" calcext:value-type="string">
            <text:p>\x0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float" office:value="3.57545232" calcext:value-type="float">
            <text:p>3.57545232</text:p>
          </table:table-cell>
          <table:table-cell office:value-type="string" calcext:value-type="string">
            <text:p>\xFB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~Block</text:p>
          </table:table-cell>
        </table:table-row>
        <table:table-row table:style-name="ro1">
          <table:table-cell office:value-type="float" office:value="3.57553904" calcext:value-type="float">
            <text:p>3.575539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56256" calcext:value-type="float">
            <text:p>3.5756256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571232" calcext:value-type="float">
            <text:p>3.575712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579888" calcext:value-type="float">
            <text:p>3.575798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58856" calcext:value-type="float">
            <text:p>3.575885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597216" calcext:value-type="float">
            <text:p>3.575972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605888" calcext:value-type="float">
            <text:p>3.576058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614544" calcext:value-type="float">
            <text:p>3.5761454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623216" calcext:value-type="float">
            <text:p>3.576232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631872" calcext:value-type="float">
            <text:p>3.576318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640528" calcext:value-type="float">
            <text:p>3.576405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6492" calcext:value-type="float">
            <text:p>3.576492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657856" calcext:value-type="float">
            <text:p>3.576578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666512" calcext:value-type="float">
            <text:p>3.5766651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675184" calcext:value-type="float">
            <text:p>3.576751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68384" calcext:value-type="float">
            <text:p>3.576838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692512" calcext:value-type="float">
            <text:p>3.57692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701168" calcext:value-type="float">
            <text:p>3.577011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709824" calcext:value-type="float">
            <text:p>3.5770982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718496" calcext:value-type="float">
            <text:p>3.5771849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727152" calcext:value-type="float">
            <text:p>3.5772715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735808" calcext:value-type="float">
            <text:p>3.577358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744464" calcext:value-type="float">
            <text:p>3.5774446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75312" calcext:value-type="float">
            <text:p>3.57753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761776" calcext:value-type="float">
            <text:p>3.577617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770432" calcext:value-type="float">
            <text:p>3.577704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779088" calcext:value-type="float">
            <text:p>3.577790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787744" calcext:value-type="float">
            <text:p>3.577877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7964" calcext:value-type="float">
            <text:p>3.5779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805072" calcext:value-type="float">
            <text:p>3.578050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813728" calcext:value-type="float">
            <text:p>3.578137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822384" calcext:value-type="float">
            <text:p>3.578223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83104" calcext:value-type="float">
            <text:p>3.57831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839696" calcext:value-type="float">
            <text:p>3.578396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848352" calcext:value-type="float">
            <text:p>3.578483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857008" calcext:value-type="float">
            <text:p>3.5785700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86568" calcext:value-type="float">
            <text:p>3.57865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874336" calcext:value-type="float">
            <text:p>3.578743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882992" calcext:value-type="float">
            <text:p>3.578829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891664" calcext:value-type="float">
            <text:p>3.57891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90032" calcext:value-type="float">
            <text:p>3.579003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908992" calcext:value-type="float">
            <text:p>3.579089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917664" calcext:value-type="float">
            <text:p>3.579176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92632" calcext:value-type="float">
            <text:p>3.57926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934992" calcext:value-type="float">
            <text:p>3.579349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943648" calcext:value-type="float">
            <text:p>3.579436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952304" calcext:value-type="float">
            <text:p>3.579523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96096" calcext:value-type="float">
            <text:p>3.57960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969632" calcext:value-type="float">
            <text:p>3.579696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978288" calcext:value-type="float">
            <text:p>3.57978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98696" calcext:value-type="float">
            <text:p>3.57986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7995632" calcext:value-type="float">
            <text:p>3.579956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00432" calcext:value-type="float">
            <text:p>3.58004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012992" calcext:value-type="float">
            <text:p>3.580129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021664" calcext:value-type="float">
            <text:p>3.580216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030336" calcext:value-type="float">
            <text:p>3.580303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038992" calcext:value-type="float">
            <text:p>3.580389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047648" calcext:value-type="float">
            <text:p>3.580476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05632" calcext:value-type="float">
            <text:p>3.58056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064976" calcext:value-type="float">
            <text:p>3.580649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073648" calcext:value-type="float">
            <text:p>3.580736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082304" calcext:value-type="float">
            <text:p>3.5808230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090976" calcext:value-type="float">
            <text:p>3.580909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099632" calcext:value-type="float">
            <text:p>3.5809963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108288" calcext:value-type="float">
            <text:p>3.58108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11696" calcext:value-type="float">
            <text:p>3.58116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125616" calcext:value-type="float">
            <text:p>3.581256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134288" calcext:value-type="float">
            <text:p>3.581342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142944" calcext:value-type="float">
            <text:p>3.5814294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151616" calcext:value-type="float">
            <text:p>3.581516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160272" calcext:value-type="float">
            <text:p>3.581602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168944" calcext:value-type="float">
            <text:p>3.581689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177616" calcext:value-type="float">
            <text:p>3.581776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186272" calcext:value-type="float">
            <text:p>3.581862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194944" calcext:value-type="float">
            <text:p>3.5819494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203616" calcext:value-type="float">
            <text:p>3.582036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212288" calcext:value-type="float">
            <text:p>3.582122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220944" calcext:value-type="float">
            <text:p>3.5822094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2296" calcext:value-type="float">
            <text:p>3.5822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238256" calcext:value-type="float">
            <text:p>3.582382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246928" calcext:value-type="float">
            <text:p>3.582469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255584" calcext:value-type="float">
            <text:p>3.582555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264256" calcext:value-type="float">
            <text:p>3.5826425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272912" calcext:value-type="float">
            <text:p>3.58272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281584" calcext:value-type="float">
            <text:p>3.582815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290256" calcext:value-type="float">
            <text:p>3.58290256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298912" calcext:value-type="float">
            <text:p>3.582989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307584" calcext:value-type="float">
            <text:p>3.583075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31624" calcext:value-type="float">
            <text:p>3.58316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324912" calcext:value-type="float">
            <text:p>3.583249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3336" calcext:value-type="float">
            <text:p>3.5833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342272" calcext:value-type="float">
            <text:p>3.583422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350944" calcext:value-type="float">
            <text:p>3.5835094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359632" calcext:value-type="float">
            <text:p>3.583596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368304" calcext:value-type="float">
            <text:p>3.583683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376976" calcext:value-type="float">
            <text:p>3.5837697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385648" calcext:value-type="float">
            <text:p>3.583856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39432" calcext:value-type="float">
            <text:p>3.58394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402992" calcext:value-type="float">
            <text:p>3.584029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411664" calcext:value-type="float">
            <text:p>3.5841166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420336" calcext:value-type="float">
            <text:p>3.584203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429024" calcext:value-type="float">
            <text:p>3.58429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437712" calcext:value-type="float">
            <text:p>3.584377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4464" calcext:value-type="float">
            <text:p>3.5844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455088" calcext:value-type="float">
            <text:p>3.5845508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463776" calcext:value-type="float">
            <text:p>3.5846377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472464" calcext:value-type="float">
            <text:p>3.584724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481136" calcext:value-type="float">
            <text:p>3.584811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489808" calcext:value-type="float">
            <text:p>3.584898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498496" calcext:value-type="float">
            <text:p>3.584984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507168" calcext:value-type="float">
            <text:p>3.5850716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515856" calcext:value-type="float">
            <text:p>3.585158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524512" calcext:value-type="float">
            <text:p>3.585245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533184" calcext:value-type="float">
            <text:p>3.585331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54184" calcext:value-type="float">
            <text:p>3.58541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550496" calcext:value-type="float">
            <text:p>3.585504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559152" calcext:value-type="float">
            <text:p>3.5855915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567824" calcext:value-type="float">
            <text:p>3.5856782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57648" calcext:value-type="float">
            <text:p>3.585764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585152" calcext:value-type="float">
            <text:p>3.585851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593824" calcext:value-type="float">
            <text:p>3.585938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602496" calcext:value-type="float">
            <text:p>3.586024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611168" calcext:value-type="float">
            <text:p>3.58611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619856" calcext:value-type="float">
            <text:p>3.586198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628528" calcext:value-type="float">
            <text:p>3.586285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637216" calcext:value-type="float">
            <text:p>3.586372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645888" calcext:value-type="float">
            <text:p>3.586458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654576" calcext:value-type="float">
            <text:p>3.5865457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8663264" calcext:value-type="float">
            <text:p>3.586632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45</text:p>
          </table:table-cell>
          <table:table-cell table:style-name="ce7" office:value-type="string" calcext:value-type="string">
            <text:p>CRC</text:p>
          </table:table-cell>
        </table:table-row>
        <table:table-row table:style-name="ro1">
          <table:table-cell table:style-name="ce1" office:value-type="float" office:value="3.58733328" calcext:value-type="float">
            <text:p>3.58733328</text:p>
          </table:table-cell>
          <table:table-cell table:style-name="ce4" office:value-type="string" calcext:value-type="string">
            <text:p>\x06</text:p>
          </table:table-cell>
          <table:table-cell table:style-name="ce4" office:value-type="string" calcext:value-type="string">
            <text:p>0x06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3.59133568" calcext:value-type="float">
            <text:p>3.59133568</text:p>
          </table:table-cell>
          <table:table-cell office:value-type="string" calcext:value-type="string">
            <text:p>\x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SOH</text:p>
          </table:table-cell>
        </table:table-row>
        <table:table-row table:style-name="ro1">
          <table:table-cell office:value-type="float" office:value="3.5914224" calcext:value-type="float">
            <text:p>3.5914224</text:p>
          </table:table-cell>
          <table:table-cell office:value-type="string" calcext:value-type="string">
            <text:p>\x05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float" office:value="3.59150896" calcext:value-type="float">
            <text:p>3.59150896</text:p>
          </table:table-cell>
          <table:table-cell office:value-type="string" calcext:value-type="string">
            <text:p>\xFA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~Block</text:p>
          </table:table-cell>
        </table:table-row>
        <table:table-row table:style-name="ro1">
          <table:table-cell office:value-type="float" office:value="3.59159568" calcext:value-type="float">
            <text:p>3.591595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16824" calcext:value-type="float">
            <text:p>3.59168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176912" calcext:value-type="float">
            <text:p>3.591769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185584" calcext:value-type="float">
            <text:p>3.5918558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19424" calcext:value-type="float">
            <text:p>3.59194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202912" calcext:value-type="float">
            <text:p>3.592029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211584" calcext:value-type="float">
            <text:p>3.592115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220256" calcext:value-type="float">
            <text:p>3.592202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228928" calcext:value-type="float">
            <text:p>3.592289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2376" calcext:value-type="float">
            <text:p>3.59237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246256" calcext:value-type="float">
            <text:p>3.592462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254912" calcext:value-type="float">
            <text:p>3.592549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263568" calcext:value-type="float">
            <text:p>3.5926356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27224" calcext:value-type="float">
            <text:p>3.592722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280912" calcext:value-type="float">
            <text:p>3.592809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2896" calcext:value-type="float">
            <text:p>3.592896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298256" calcext:value-type="float">
            <text:p>3.592982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306928" calcext:value-type="float">
            <text:p>3.593069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3156" calcext:value-type="float">
            <text:p>3.59315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324272" calcext:value-type="float">
            <text:p>3.593242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332944" calcext:value-type="float">
            <text:p>3.5933294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341616" calcext:value-type="float">
            <text:p>3.593416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350288" calcext:value-type="float">
            <text:p>3.5935028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358944" calcext:value-type="float">
            <text:p>3.5935894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367616" calcext:value-type="float">
            <text:p>3.593676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376288" calcext:value-type="float">
            <text:p>3.593762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384944" calcext:value-type="float">
            <text:p>3.5938494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393616" calcext:value-type="float">
            <text:p>3.593936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402288" calcext:value-type="float">
            <text:p>3.5940228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410944" calcext:value-type="float">
            <text:p>3.59410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419616" calcext:value-type="float">
            <text:p>3.59419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428272" calcext:value-type="float">
            <text:p>3.5942827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436944" calcext:value-type="float">
            <text:p>3.594369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445616" calcext:value-type="float">
            <text:p>3.594456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454272" calcext:value-type="float">
            <text:p>3.594542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462944" calcext:value-type="float">
            <text:p>3.59462944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4716" calcext:value-type="float">
            <text:p>3.5947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480272" calcext:value-type="float">
            <text:p>3.5948027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488944" calcext:value-type="float">
            <text:p>3.594889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4976" calcext:value-type="float">
            <text:p>3.59497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506256" calcext:value-type="float">
            <text:p>3.595062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514928" calcext:value-type="float">
            <text:p>3.595149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523584" calcext:value-type="float">
            <text:p>3.5952358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53224" calcext:value-type="float">
            <text:p>3.5953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540896" calcext:value-type="float">
            <text:p>3.595408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549552" calcext:value-type="float">
            <text:p>3.59549552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558208" calcext:value-type="float">
            <text:p>3.5955820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566864" calcext:value-type="float">
            <text:p>3.5956686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575536" calcext:value-type="float">
            <text:p>3.5957553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584192" calcext:value-type="float">
            <text:p>3.5958419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592848" calcext:value-type="float">
            <text:p>3.5959284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601488" calcext:value-type="float">
            <text:p>3.5960148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610144" calcext:value-type="float">
            <text:p>3.5961014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618816" calcext:value-type="float">
            <text:p>3.5961881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627472" calcext:value-type="float">
            <text:p>3.5962747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636128" calcext:value-type="float">
            <text:p>3.5963612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6448" calcext:value-type="float">
            <text:p>3.59644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653456" calcext:value-type="float">
            <text:p>3.5965345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662112" calcext:value-type="float">
            <text:p>3.5966211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670784" calcext:value-type="float">
            <text:p>3.5967078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67944" calcext:value-type="float">
            <text:p>3.596794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688112" calcext:value-type="float">
            <text:p>3.5968811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696768" calcext:value-type="float">
            <text:p>3.5969676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705424" calcext:value-type="float">
            <text:p>3.5970542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714096" calcext:value-type="float">
            <text:p>3.5971409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722752" calcext:value-type="float">
            <text:p>3.5972275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731424" calcext:value-type="float">
            <text:p>3.5973142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74008" calcext:value-type="float">
            <text:p>3.597400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748752" calcext:value-type="float">
            <text:p>3.5974875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757424" calcext:value-type="float">
            <text:p>3.5975742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766096" calcext:value-type="float">
            <text:p>3.5976609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774784" calcext:value-type="float">
            <text:p>3.5977478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783472" calcext:value-type="float">
            <text:p>3.5978347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792144" calcext:value-type="float">
            <text:p>3.5979214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800832" calcext:value-type="float">
            <text:p>3.5980083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80952" calcext:value-type="float">
            <text:p>3.598095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818224" calcext:value-type="float">
            <text:p>3.5981822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826912" calcext:value-type="float">
            <text:p>3.5982691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8356" calcext:value-type="float">
            <text:p>3.59835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844288" calcext:value-type="float">
            <text:p>3.5984428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852976" calcext:value-type="float">
            <text:p>3.5985297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861664" calcext:value-type="float">
            <text:p>3.5986166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870352" calcext:value-type="float">
            <text:p>3.5987035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87904" calcext:value-type="float">
            <text:p>3.598790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887728" calcext:value-type="float">
            <text:p>3.5988772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896432" calcext:value-type="float">
            <text:p>3.5989643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90512" calcext:value-type="float">
            <text:p>3.599051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913808" calcext:value-type="float">
            <text:p>3.5991380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92248" calcext:value-type="float">
            <text:p>3.599224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931152" calcext:value-type="float">
            <text:p>3.5993115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939808" calcext:value-type="float">
            <text:p>3.5993980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94848" calcext:value-type="float">
            <text:p>3.599484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957136" calcext:value-type="float">
            <text:p>3.5995713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965792" calcext:value-type="float">
            <text:p>3.5996579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974448" calcext:value-type="float">
            <text:p>3.5997444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983104" calcext:value-type="float">
            <text:p>3.5998310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59991776" calcext:value-type="float">
            <text:p>3.5999177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000432" calcext:value-type="float">
            <text:p>3.6000043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009104" calcext:value-type="float">
            <text:p>3.6000910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01776" calcext:value-type="float">
            <text:p>3.600177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026432" calcext:value-type="float">
            <text:p>3.6002643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035088" calcext:value-type="float">
            <text:p>3.6003508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043744" calcext:value-type="float">
            <text:p>3.6004374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052416" calcext:value-type="float">
            <text:p>3.6005241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061072" calcext:value-type="float">
            <text:p>3.6006107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069712" calcext:value-type="float">
            <text:p>3.6006971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078368" calcext:value-type="float">
            <text:p>3.6007836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087024" calcext:value-type="float">
            <text:p>3.6008702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09568" calcext:value-type="float">
            <text:p>3.600956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104336" calcext:value-type="float">
            <text:p>3.6010433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112992" calcext:value-type="float">
            <text:p>3.6011299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121648" calcext:value-type="float">
            <text:p>3.6012164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130304" calcext:value-type="float">
            <text:p>3.6013030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13896" calcext:value-type="float">
            <text:p>3.601389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147616" calcext:value-type="float">
            <text:p>3.6014761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156256" calcext:value-type="float">
            <text:p>3.6015625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164896" calcext:value-type="float">
            <text:p>3.6016489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173552" calcext:value-type="float">
            <text:p>3.6017355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182192" calcext:value-type="float">
            <text:p>3.6018219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190816" calcext:value-type="float">
            <text:p>3.6019081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19944" calcext:value-type="float">
            <text:p>3.601994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208064" calcext:value-type="float">
            <text:p>3.6020806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216704" calcext:value-type="float">
            <text:p>3.60216704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225328" calcext:value-type="float">
            <text:p>3.60225328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233952" calcext:value-type="float">
            <text:p>3.6023395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242592" calcext:value-type="float">
            <text:p>3.6024259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251216" calcext:value-type="float">
            <text:p>3.60251216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259872" calcext:value-type="float">
            <text:p>3.60259872</text:p>
          </table:table-cell>
          <table:table-cell office:value-type="string" calcext:value-type="string">
            <text:p>\x1A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3.60268512" calcext:value-type="float">
            <text:p>3.602685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78</text:p>
          </table:table-cell>
          <table:table-cell table:style-name="ce7" office:value-type="string" calcext:value-type="string">
            <text:p>CRC</text:p>
          </table:table-cell>
        </table:table-row>
        <table:table-row table:style-name="ro1">
          <table:table-cell table:style-name="ce1" office:value-type="float" office:value="3.60358528" calcext:value-type="float">
            <text:p>3.60358528</text:p>
          </table:table-cell>
          <table:table-cell table:style-name="ce4" office:value-type="string" calcext:value-type="string">
            <text:p>\x06</text:p>
          </table:table-cell>
          <table:table-cell table:style-name="ce4" office:value-type="string" calcext:value-type="string">
            <text:p>0x06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office:value-type="float" office:value="3.6072864" calcext:value-type="float">
            <text:p>3.6072864</text:p>
          </table:table-cell>
          <table:table-cell office:value-type="string" calcext:value-type="string">
            <text:p>\x0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EOT</text:p>
          </table:table-cell>
        </table:table-row>
        <table:table-row table:style-name="ro1">
          <table:table-cell table:style-name="ce1" office:value-type="float" office:value="4.60824992" calcext:value-type="float">
            <text:p>4.60824992</text:p>
          </table:table-cell>
          <table:table-cell table:style-name="ce4" office:value-type="string" calcext:value-type="string">
            <text:p>\x06</text:p>
          </table:table-cell>
          <table:table-cell table:style-name="ce4" office:value-type="string" calcext:value-type="string">
            <text:p>0x06</text:p>
          </table:table-cell>
          <table:table-cell office:value-type="string" calcext:value-type="string">
            <text:p>ACK</text:p>
          </table:table-cell>
        </table:table-row>
      </table:table>
      <table:named-expressions/>
      <table:database-ranges>
        <table:database-range table:name="__Anonymous_Sheet_DB__0" table:target-range-address="CH1ASCI.A1:CH1ASCI.C6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7T15:07:29.794155535</dc:date>
    <meta:editing-duration>PT8M46S</meta:editing-duration>
    <meta:editing-cycles>1</meta:editing-cycles>
    <meta:document-statistic meta:table-count="1" meta:cell-count="2675" meta:object-count="0"/>
    <meta:generator>LibreOffice/24.8.0.3$Linux_X86_64 LibreOffice_project/480$Build-3</meta:generator>
  </office:meta>
</office:document-meta>
</file>